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98f" officeooo:paragraph-rsid="001df98f"/>
    </style:style>
    <style:style style:name="P2" style:family="paragraph" style:parent-style-name="Standard" style:list-style-name="L2">
      <style:text-properties officeooo:rsid="001df98f" officeooo:paragraph-rsid="001df98f"/>
    </style:style>
    <style:style style:name="P3" style:family="paragraph" style:parent-style-name="Standard" style:list-style-name="L2">
      <style:text-properties officeooo:rsid="001f51c9" officeooo:paragraph-rsid="001f51c9"/>
    </style:style>
    <style:style style:name="P4" style:family="paragraph" style:parent-style-name="Standard">
      <style:text-properties fo:font-weight="bold" officeooo:rsid="001df98f" officeooo:paragraph-rsid="001df98f" style:font-weight-asian="bold" style:font-weight-complex="bold"/>
    </style:style>
    <style:style style:name="P5" style:family="paragraph" style:parent-style-name="Standard" style:list-style-name="L2">
      <style:text-properties fo:font-size="14pt" fo:font-weight="bold" officeooo:paragraph-rsid="001df98f" style:font-weight-asian="bold" style:font-weight-complex="bold"/>
    </style:style>
    <style:style style:name="P6" style:family="paragraph" style:parent-style-name="Standard" style:list-style-name="L2">
      <style:text-properties fo:font-size="14pt" fo:font-weight="bold" officeooo:rsid="001df98f" officeooo:paragraph-rsid="001df98f" style:font-weight-asian="bold" style:font-weight-complex="bold"/>
    </style:style>
    <style:style style:name="P7" style:family="paragraph" style:parent-style-name="Standard" style:list-style-name="L2">
      <style:text-properties fo:font-size="14pt" fo:font-weight="bold" officeooo:rsid="00217b9e" officeooo:paragraph-rsid="00217b9e" style:font-weight-asian="bold" style:font-weight-complex="bold"/>
    </style:style>
    <style:style style:name="P8" style:family="paragraph" style:parent-style-name="Standard">
      <style:text-properties fo:font-size="16pt" fo:font-weight="bold" officeooo:rsid="001df98f" officeooo:paragraph-rsid="001df98f" style:font-weight-asian="bold" style:font-weight-complex="bold"/>
    </style:style>
    <style:style style:name="P9" style:family="paragraph" style:parent-style-name="Standard" style:list-style-name="L2">
      <style:text-properties officeooo:rsid="00217b9e" officeooo:paragraph-rsid="00217b9e"/>
    </style:style>
    <style:style style:name="P10" style:family="paragraph" style:parent-style-name="Standard" style:list-style-name="L2">
      <style:text-properties officeooo:rsid="00237add" officeooo:paragraph-rsid="00237add"/>
    </style:style>
    <style:style style:name="T1" style:family="text">
      <style:text-properties officeooo:rsid="001df98f"/>
    </style:style>
    <style:style style:name="T2" style:family="text">
      <style:text-properties officeooo:rsid="00217b9e"/>
    </style:style>
    <style:style style:name="T3" style:family="text">
      <style:text-properties officeooo:rsid="00237a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ssertation de philosophie</text:p>
      <text:p text:style-name="P4">Correction</text:p>
      <text:p text:style-name="P1"/>
      <text:list xml:id="list4929446955087254906" text:style-name="L2">
        <text:list-item>
          <text:p text:style-name="P5"><text:span text:style-name="T1">L’obéissance à la loi bride ma liberté</text:span></text:p>
          <text:list>
            <text:list-item>
              <text:p text:style-name="P2">En obéissant à la loi, je ne peux pas satisfaire certaines passions qui seraient contraire à la loi juridique</text:p>
            </text:list-item>
            <text:list-item>
              <text:p text:style-name="P2">Même si j’étais puissant, je devrais encore me soumettre à la loi</text:p>
              <text:list>
                <text:list-header>
                  <text:p text:style-name="P3">// //</text:p>
                  <text:p text:style-name="P3">Les faibles ont inventé la morale, et bizarrement, cette morale correspond à leurs faiblesses</text:p>
                  <text:list>
                    <text:list-header>
                      <text:p text:style-name="P3">Ils prétendent obéir à une certaine loi, alors qu’en fait, ils ne se soumettent qu’à leurs propre faiblesses</text:p>
                    </text:list-header>
                  </text:list>
                </text:list-header>
              </text:list>
            </text:list-item>
            <text:list-item>
              <text:p text:style-name="P3">// //</text:p>
            </text:list-item>
          </text:list>
          <text:p text:style-name="P3"/>
        </text:list-item>
        <text:list-item>
          <text:p text:style-name="P6">L’obéissance à la loi bride <text:span text:style-name="T2">certaines</text:span> liberté<text:span text:style-name="T2">s</text:span> mais <text:span text:style-name="T2">en </text:span>garantie <text:span text:style-name="T2">d’autres</text:span></text:p>
          <text:list>
            <text:list-item>
              <text:p text:style-name="P9">Ça garantie un ordre interne : je ne vais pas être esclave de mes passions</text:p>
            </text:list-item>
            <text:list-item>
              <text:p text:style-name="P9">Ça garantie l’ordre externe</text:p>
              <text:list>
                <text:list-header>
                  <text:p text:style-name="P9">En obéissant à la loi juridique, je préserve la liberté des autres</text:p>
                  <text:p text:style-name="P9">Et en admettant que cette obéissance est réciproque, les autres préservent ma liberté</text:p>
                </text:list-header>
              </text:list>
              <text:p text:style-name="P9">// //</text:p>
            </text:list-item>
            <text:list-item>
              <text:p text:style-name="P9">Pascal : il faut obéir à la loi non pas parce qu’elle est juste mais parce que c’est la loi</text:p>
            </text:list-item>
          </text:list>
          <text:p text:style-name="P9"/>
        </text:list-item>
        <text:list-item>
          <text:p text:style-name="P7">L’obéissance à la loi est la réalisation de ma liberté</text:p>
          <text:list>
            <text:list-item>
              <text:p text:style-name="P9"><text:span text:style-name="T3">On est plus efficace en obéissant aux lois de la nature</text:span></text:p>
            </text:list-item>
            <text:list-item>
              <text:p text:style-name="P10">Si les lois sont votés par le peuple ou pour le peuple, ces lois vont dans le sens de ma volonté</text:p>
            </text:list-item>
            <text:list-item>
              <text:p text:style-name="P10">La loi morale vient de ma raison</text:p>
              <text:list>
                <text:list-header>
                  <text:p text:style-name="P10">Je suis plus moi-même par ma raison que par mes passions</text:p>
                </text:list-header>
              </text:list>
            </text:list-item>
            <text:list-item>
              <text:p text:style-name="P10">En obéissant à la loi morale, je vais pouvoir renverser un ordre politique injus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8:28:10.615000000</meta:creation-date>
    <dc:date>2018-12-03T09:09:27.835000000</dc:date>
    <meta:editing-duration>PT18M52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2" meta:word-count="243" meta:character-count="1272" meta:non-whitespace-character-count="1065"/>
  </office:meta>
</office:document-meta>
</file>